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72f" draw:textarea-horizontal-align="justify" draw:textarea-vertical-align="middle" draw:auto-grow-height="false" fo:min-height="1.25cm" fo:min-width="5.5cm"/>
      <style:paragraph-properties style:writing-mode="lr-tb"/>
    </style:style>
    <style:style style:name="gr2" style:family="graphic" style:parent-style-name="standard">
      <style:graphic-properties svg:stroke-color="#000000" draw:fill-color="#e8f2a1" draw:textarea-horizontal-align="justify" draw:textarea-vertical-align="middle" draw:auto-grow-height="false" fo:min-height="1.25cm" fo:min-width="5.5cm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1.25cm" fo:min-width="5.5cm"/>
      <style:paragraph-properties style:writing-mode="lr-tb"/>
    </style:style>
    <style:style style:name="gr4" style:family="graphic" style:parent-style-name="standard">
      <style:graphic-properties svg:stroke-color="#000000" draw:fill-color="#ff972f" draw:textarea-horizontal-align="justify" draw:textarea-vertical-align="middle" draw:auto-grow-height="false" fo:min-height="1.75cm" fo:min-width="6.5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6.5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6.5cm"/>
      <style:paragraph-properties style:writing-mode="lr-tb"/>
    </style:style>
    <style:style style:name="gr7" style:family="graphic" style:parent-style-name="objectwithoutfill">
      <style:graphic-properties draw:marker-end="Nuolenkärjet_20_1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Nuolenkärjet_20_3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Nuolenkärjet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Nuolenkärjet_20_6" draw:marker-end-width="0.3cm" draw:fill="none" draw:textarea-vertical-align="middle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25cm" fo:min-width="8.5cm"/>
      <style:paragraph-properties style:writing-mode="lr-tb"/>
    </style:style>
    <style:style style:name="gr12" style:family="graphic" style:parent-style-name="objectwithoutfill">
      <style:graphic-properties draw:marker-end="Nuolenkärjet_20_9" draw:marker-end-width="0.3cm" draw:fill="none" draw:textarea-vertical-align="middle"/>
    </style:style>
    <style:style style:name="gr13" style:family="graphic" style:parent-style-name="objectwithoutfill">
      <style:graphic-properties draw:marker-end="Nuolenkärjet_20_10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Nuolenkärjet_20_12" draw:marker-end-width="0.3cm" draw:fill="none" draw:textarea-vertical-align="middle"/>
    </style:style>
    <style:style style:name="gr15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25cm" fo:min-width="8.5cm"/>
      <style:paragraph-properties style:writing-mode="lr-tb"/>
    </style:style>
    <style:style style:name="gr16" style:family="graphic" style:parent-style-name="objectwithoutfill">
      <style:graphic-properties draw:marker-end="Nuolenkärjet_20_13" draw:marker-end-width="0.3cm" draw:fill="none" draw:textarea-vertical-align="middle"/>
    </style:style>
    <style:style style:name="gr17" style:family="graphic" style:parent-style-name="objectwithoutfill">
      <style:graphic-properties draw:marker-end="Nuolenkärjet_20_14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Nuolenkärjet_20_15" draw:marker-end-width="0.3cm" draw:fill="none" draw:textarea-vertical-align="middle"/>
    </style:style>
    <style:style style:name="gr19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6.5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6.5cm"/>
      <style:paragraph-properties style:writing-mode="lr-tb"/>
    </style:style>
    <style:style style:name="gr21" style:family="graphic" style:parent-style-name="objectwithoutfill">
      <style:graphic-properties draw:marker-end="Nuolenkärjet_20_16" draw:marker-end-width="0.3cm" draw:fill="none" draw:textarea-vertical-align="middle"/>
    </style:style>
    <style:style style:name="gr22" style:family="graphic" style:parent-style-name="objectwithoutfill">
      <style:graphic-properties draw:marker-end="Nuolenkärjet_20_17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Nuolenkärjet_20_18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3cm"/>
      <style:paragraph-properties style:writing-mode="lr-tb"/>
    </style:style>
    <style:style style:name="gr25" style:family="graphic" style:parent-style-name="standard">
      <style:graphic-properties svg:stroke-color="#000000" draw:fill-color="#e8f2a1" draw:textarea-horizontal-align="justify" draw:textarea-vertical-align="middle" draw:auto-grow-height="false" fo:min-height="2.75cm" fo:min-width="3cm"/>
      <style:paragraph-properties style:writing-mode="lr-tb"/>
    </style:style>
    <style:style style:name="gr26" style:family="graphic" style:parent-style-name="standard">
      <style:graphic-properties svg:stroke-color="#000000" draw:fill-color="#b3cac7" draw:textarea-horizontal-align="justify" draw:textarea-vertical-align="middle" draw:auto-grow-height="false" fo:min-height="2.75cm" fo:min-width="3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6.5cm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6.5cm"/>
      <style:paragraph-properties style:writing-mode="lr-tb"/>
    </style:style>
    <style:style style:name="gr29" style:family="graphic" style:parent-style-name="objectwithoutfill">
      <style:graphic-properties draw:marker-end="Nuolenkärjet_20_24" draw:marker-end-width="0.3cm" draw:fill="none" draw:textarea-vertical-align="middle"/>
      <style:paragraph-properties style:writing-mode="lr-tb"/>
    </style:style>
    <style:style style:name="gr30" style:family="graphic" style:parent-style-name="standard">
      <style:graphic-properties svg:stroke-color="#000000" draw:fill-color="#b3cac7" draw:textarea-horizontal-align="justify" draw:textarea-vertical-align="middle" draw:auto-grow-height="false" fo:min-height="2.777cm" fo:min-width="5.5cm"/>
      <style:paragraph-properties style:writing-mode="lr-tb"/>
    </style:style>
    <style:style style:name="gr31" style:family="graphic" style:parent-style-name="objectwithoutfill">
      <style:graphic-properties draw:marker-end="Nuolenkärjet_20_26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svg:stroke-color="#000000" draw:fill-color="#e8f2a1" draw:textarea-horizontal-align="justify" draw:textarea-vertical-align="middle" draw:auto-grow-height="false" fo:min-height="2.777cm" fo:min-width="5.5cm"/>
      <style:paragraph-properties style:writing-mode="lr-tb"/>
    </style:style>
    <style:style style:name="gr33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5.5cm"/>
      <style:paragraph-properties style:writing-mode="lr-tb"/>
    </style:style>
    <style:style style:name="gr34" style:family="graphic" style:parent-style-name="objectwithoutfill">
      <style:graphic-properties draw:marker-end="Nuolenkärjet_20_27" draw:marker-end-width="0.3cm" draw:fill="none" draw:textarea-vertical-align="middle"/>
      <style:paragraph-properties style:writing-mode="lr-tb"/>
    </style:style>
    <style:style style:name="gr35" style:family="graphic" style:parent-style-name="objectwithoutfill">
      <style:graphic-properties draw:marker-end="Nuolenkärjet_20_28" draw:marker-end-width="0.3cm" draw:fill="none" draw:textarea-vertical-align="middle"/>
    </style:style>
    <style:style style:name="gr36" style:family="graphic" style:parent-style-name="objectwithoutfill">
      <style:graphic-properties draw:marker-end="Nuolenkärjet_20_29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Nuolenkärjet_20_30" draw:marker-end-width="0.3cm" draw:fill="none" draw:textarea-vertical-align="middle"/>
      <style:paragraph-properties style:writing-mode="lr-tb"/>
    </style:style>
    <style:style style:name="gr38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2.5cm"/>
      <style:paragraph-properties style:writing-mode="lr-tb"/>
    </style:style>
    <style:style style:name="gr39" style:family="graphic" style:parent-style-name="standard">
      <style:graphic-properties svg:stroke-color="#000000" draw:fill-color="#e8f2a1" draw:textarea-horizontal-align="justify" draw:textarea-vertical-align="middle" draw:auto-grow-height="false" fo:min-height="2.75cm" fo:min-width="2.5cm"/>
      <style:paragraph-properties style:writing-mode="lr-tb"/>
    </style:style>
    <style:style style:name="gr40" style:family="graphic" style:parent-style-name="standard">
      <style:graphic-properties svg:stroke-color="#000000" draw:fill-color="#b3cac7" draw:textarea-horizontal-align="justify" draw:textarea-vertical-align="middle" draw:auto-grow-height="false" fo:min-height="2.75cm" fo:min-width="2.5cm"/>
      <style:paragraph-properties style:writing-mode="lr-tb"/>
    </style:style>
    <style:style style:name="gr41" style:family="graphic" style:parent-style-name="objectwithoutfill">
      <style:graphic-properties draw:marker-end="Nuolenkärjet_20_33" draw:marker-end-width="0.3cm" draw:fill="none" draw:textarea-vertical-align="middle"/>
    </style:style>
    <style:style style:name="gr42" style:family="graphic" style:parent-style-name="standard">
      <style:graphic-properties svg:stroke-color="#000000" draw:fill-color="#ff972f" draw:textarea-horizontal-align="justify" draw:textarea-vertical-align="middle" draw:auto-grow-height="false" fo:min-height="2.25cm" fo:min-width="3.5cm"/>
      <style:paragraph-properties style:writing-mode="lr-tb"/>
    </style:style>
    <style:style style:name="gr43" style:family="graphic" style:parent-style-name="standard">
      <style:graphic-properties svg:stroke-color="#000000" draw:fill-color="#e8f2a1" draw:textarea-horizontal-align="justify" draw:textarea-vertical-align="middle" draw:auto-grow-height="false" fo:min-height="2.25cm" fo:min-width="3.5cm"/>
      <style:paragraph-properties style:writing-mode="lr-tb"/>
    </style:style>
    <style:style style:name="gr44" style:family="graphic" style:parent-style-name="standard">
      <style:graphic-properties svg:stroke-color="#000000" draw:fill-color="#b3cac7" draw:textarea-horizontal-align="justify" draw:textarea-vertical-align="middle" draw:auto-grow-height="false" fo:min-height="2.25cm" fo:min-width="3.5cm"/>
      <style:paragraph-properties style:writing-mode="lr-tb"/>
    </style:style>
    <style:style style:name="gr45" style:family="graphic" style:parent-style-name="objectwithoutfill">
      <style:graphic-properties draw:marker-end="Nuolenkärjet_20_35" draw:marker-end-width="0.3cm" draw:fill="none" draw:textarea-vertical-align="middle"/>
      <style:paragraph-properties style:writing-mode="lr-tb"/>
    </style:style>
    <style:style style:name="gr46" style:family="graphic" style:parent-style-name="standard">
      <style:graphic-properties svg:stroke-color="#000000" draw:fill-color="#ffbf00" draw:textarea-horizontal-align="justify" draw:textarea-vertical-align="middle" draw:auto-grow-height="false" fo:min-height="1.75cm" fo:min-width="3.5cm"/>
      <style:paragraph-properties style:writing-mode="lr-tb"/>
    </style:style>
    <style:style style:name="gr47" style:family="graphic" style:parent-style-name="objectwithoutfill">
      <style:graphic-properties draw:marker-end="Nuolenkärjet_20_39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Nuolenkärjet_20_40" draw:marker-end-width="0.3cm" draw:fill="none" draw:textarea-vertical-align="middle"/>
    </style:style>
    <style:style style:name="gr49" style:family="graphic" style:parent-style-name="objectwithoutfill">
      <style:graphic-properties draw:marker-end="Nuolenkärjet_20_41" draw:marker-end-width="0.3cm" draw:fill="none" draw:textarea-vertical-align="middle"/>
    </style:style>
    <style:style style:name="gr50" style:family="graphic" style:parent-style-name="objectwithoutfill">
      <style:graphic-properties draw:marker-end="Nuolenkärjet_20_44" draw:marker-end-width="0.3cm" draw:fill="none" draw:textarea-vertical-align="middle"/>
    </style:style>
    <style:style style:name="gr51" style:family="graphic" style:parent-style-name="objectwithoutfill">
      <style:graphic-properties draw:marker-end="Nuolenkärjet_20_44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Nuolenkärjet_20_45" draw:marker-end-width="0.3cm" draw:fill="none" draw:textarea-vertical-align="middle"/>
    </style:style>
    <style:style style:name="gr53" style:family="graphic" style:parent-style-name="standard">
      <style:graphic-properties svg:stroke-color="#000000" draw:fill-color="#ffbf00" draw:textarea-horizontal-align="justify" draw:textarea-vertical-align="middle" draw:auto-grow-height="false" fo:min-height="1.75cm" fo:min-width="4.5cm"/>
      <style:paragraph-properties style:writing-mode="lr-tb"/>
    </style:style>
    <style:style style:name="gr54" style:family="graphic" style:parent-style-name="objectwithoutfill">
      <style:graphic-properties draw:marker-end="Nuolenkärjet_20_46" draw:marker-end-width="0.3cm" draw:fill="none" draw:textarea-vertical-align="middle"/>
    </style:style>
    <style:style style:name="gr55" style:family="graphic" style:parent-style-name="objectwithoutfill">
      <style:graphic-properties draw:marker-end="Nuolenkärjet_20_48" draw:marker-end-width="0.3cm" draw:fill="none" draw:textarea-vertical-align="middle"/>
      <style:paragraph-properties style:writing-mode="lr-tb"/>
    </style:style>
    <style:style style:name="gr56" style:family="graphic" style:parent-style-name="standard">
      <style:graphic-properties svg:stroke-color="#000000" draw:fill-color="#ff972f" draw:textarea-horizontal-align="justify" draw:textarea-vertical-align="middle" draw:auto-grow-height="false" fo:min-height="2.25cm" fo:min-width="4.5cm"/>
      <style:paragraph-properties style:writing-mode="lr-tb"/>
    </style:style>
    <style:style style:name="gr57" style:family="graphic" style:parent-style-name="objectwithoutfill">
      <style:graphic-properties draw:marker-end="Nuolenkärjet_20_51" draw:marker-end-width="0.3cm" draw:fill="none" draw:textarea-vertical-align="middle"/>
      <style:paragraph-properties style:writing-mode="lr-tb"/>
    </style:style>
    <style:style style:name="gr58" style:family="graphic" style:parent-style-name="objectwithoutfill">
      <style:graphic-properties draw:marker-end="Nuolenkärjet_20_52" draw:marker-end-width="0.3cm" draw:fill="none" draw:textarea-vertical-align="middle"/>
    </style:style>
    <style:style style:name="gr59" style:family="graphic" style:parent-style-name="standard">
      <style:graphic-properties svg:stroke-color="#000000" draw:fill-color="#e8f2a1" draw:textarea-horizontal-align="justify" draw:textarea-vertical-align="middle" draw:auto-grow-height="false" fo:min-height="2.277cm" fo:min-width="4.5cm"/>
      <style:paragraph-properties style:writing-mode="lr-tb"/>
    </style:style>
    <style:style style:name="gr60" style:family="graphic" style:parent-style-name="objectwithoutfill">
      <style:graphic-properties draw:marker-end="Nuolenkärjet_20_53" draw:marker-end-width="0.3cm" draw:fill="none" draw:textarea-vertical-align="middle"/>
    </style:style>
    <style:style style:name="gr61" style:family="graphic" style:parent-style-name="objectwithoutfill">
      <style:graphic-properties draw:marker-end="Nuolenkärjet_20_54" draw:marker-end-width="0.3cm" draw:fill="none" draw:textarea-vertical-align="middle"/>
    </style:style>
    <style:style style:name="gr62" style:family="graphic" style:parent-style-name="objectwithoutfill">
      <style:graphic-properties draw:marker-end="Nuolenkärjet_20_55" draw:marker-end-width="0.3cm" draw:fill="none" draw:textarea-vertical-align="middle"/>
    </style:style>
    <style:style style:name="gr63" style:family="graphic" style:parent-style-name="objectwithoutfill">
      <style:graphic-properties draw:marker-end="Nuolenkärjet_20_56" draw:marker-end-width="0.3cm" draw:fill="none" draw:textarea-vertical-align="middle"/>
    </style:style>
    <style:style style:name="gr64" style:family="graphic" style:parent-style-name="standard">
      <style:graphic-properties svg:stroke-color="#000000" draw:fill-color="#ff972f" draw:textarea-horizontal-align="justify" draw:textarea-vertical-align="middle" draw:auto-grow-height="false" fo:min-height="1.308cm" fo:min-width="3.5cm"/>
      <style:paragraph-properties style:writing-mode="lr-tb"/>
    </style:style>
    <style:style style:name="gr65" style:family="graphic" style:parent-style-name="standard">
      <style:graphic-properties svg:stroke-color="#000000" draw:fill-color="#b3cac7" draw:textarea-horizontal-align="justify" draw:textarea-vertical-align="middle" draw:auto-grow-height="false" fo:min-height="1.308cm" fo:min-width="3.5cm"/>
      <style:paragraph-properties style:writing-mode="lr-tb"/>
    </style:style>
    <style:style style:name="gr66" style:family="graphic" style:parent-style-name="standard">
      <style:graphic-properties svg:stroke-color="#000000" draw:fill-color="#e8f2a1" draw:textarea-horizontal-align="justify" draw:textarea-vertical-align="middle" draw:auto-grow-height="false" fo:min-height="1.308cm" fo:min-width="3.5cm"/>
      <style:paragraph-properties style:writing-mode="lr-tb"/>
    </style:style>
    <style:style style:name="gr67" style:family="graphic" style:parent-style-name="objectwithoutfill">
      <style:graphic-properties draw:marker-end="Nuolenkärjet_20_60" draw:marker-end-width="0.3cm" draw:fill="none" draw:textarea-vertical-align="middle"/>
      <style:paragraph-properties style:writing-mode="lr-tb"/>
    </style:style>
    <style:style style:name="gr68" style:family="graphic" style:parent-style-name="objectwithoutfill">
      <style:graphic-properties draw:marker-end="Nuolenkärjet_20_63" draw:marker-end-width="0.3cm" draw:fill="none" draw:textarea-vertical-align="middle"/>
      <style:paragraph-properties style:writing-mode="lr-tb"/>
    </style:style>
    <style:style style:name="gr69" style:family="graphic" style:parent-style-name="objectwithoutfill">
      <style:graphic-properties draw:marker-end="Nuolenkärjet_20_64" draw:marker-end-width="0.3cm" draw:fill="none" draw:textarea-vertical-align="middle"/>
      <style:paragraph-properties style:writing-mode="lr-tb"/>
    </style:style>
    <style:style style:name="gr70" style:family="graphic" style:parent-style-name="objectwithoutfill">
      <style:graphic-properties draw:marker-end="Nuolenkärjet_20_66" draw:marker-end-width="0.3cm" draw:fill="none" draw:textarea-vertical-align="middle"/>
      <style:paragraph-properties style:writing-mode="lr-tb"/>
    </style:style>
    <style:style style:name="gr71" style:family="graphic" style:parent-style-name="objectwithoutfill">
      <style:graphic-properties draw:marker-end="Nuolenkärjet_20_67" draw:marker-end-width="0.3cm" draw:fill="none" draw:textarea-vertical-align="middle"/>
      <style:paragraph-properties style:writing-mode="lr-tb"/>
    </style:style>
    <style:style style:name="gr72" style:family="graphic" style:parent-style-name="standard">
      <style:graphic-properties svg:stroke-color="#000000" draw:fill-color="#b3cac7" draw:textarea-horizontal-align="justify" draw:textarea-vertical-align="middle" draw:auto-grow-height="false" fo:min-height="2.277cm" fo:min-width="4.5cm"/>
      <style:paragraph-properties style:writing-mode="lr-tb"/>
    </style:style>
    <style:style style:name="gr73" style:family="graphic" style:parent-style-name="objectwithoutfill">
      <style:graphic-properties draw:marker-end="Nuolenkärjet_20_68" draw:marker-end-width="0.3cm" draw:fill="none" draw:textarea-vertical-align="middle"/>
    </style:style>
    <style:style style:name="gr74" style:family="graphic" style:parent-style-name="standard">
      <style:graphic-properties svg:stroke-color="#000000" draw:fill-color="#ffbf00" draw:textarea-horizontal-align="justify" draw:textarea-vertical-align="middle" draw:auto-grow-height="false" fo:min-height="1.872cm" fo:min-width="5.864cm"/>
      <style:paragraph-properties style:writing-mode="lr-tb"/>
    </style:style>
    <style:style style:name="gr75" style:family="graphic" style:parent-style-name="objectwithoutfill">
      <style:graphic-properties draw:marker-end="Nuolenkärjet_20_69" draw:marker-end-width="0.3cm" draw:fill="none" draw:textarea-vertical-align="middle"/>
      <style:paragraph-properties style:writing-mode="lr-tb"/>
    </style:style>
    <style:style style:name="gr76" style:family="graphic" style:parent-style-name="objectwithoutfill">
      <style:graphic-properties draw:marker-end="Nuolenkärjet_20_70" draw:marker-end-width="0.3cm" draw:fill="none" draw:textarea-vertical-align="middle"/>
    </style:style>
    <style:style style:name="gr77" style:family="graphic" style:parent-style-name="objectwithoutfill">
      <style:graphic-properties draw:marker-end="Nuolenkärjet_20_71" draw:marker-end-width="0.3cm" draw:fill="none" draw:textarea-vertical-align="middle"/>
    </style:style>
    <style:style style:name="gr78" style:family="graphic" style:parent-style-name="objectwithoutfill">
      <style:graphic-properties draw:marker-end="Nuolenkärjet_20_72" draw:marker-end-width="0.3cm" draw:fill="none" draw:textarea-vertical-align="middle"/>
    </style:style>
    <style:style style:name="gr79" style:family="graphic" style:parent-style-name="objectwithoutfill">
      <style:graphic-properties draw:marker-end="Nuolenkärjet_20_73" draw:marker-end-width="0.3cm" draw:fill="none" draw:textarea-vertical-align="middle"/>
    </style:style>
    <style:style style:name="gr80" style:family="graphic" style:parent-style-name="objectwithoutfill">
      <style:graphic-properties draw:marker-end="Nuolenkärjet_20_74" draw:marker-end-width="0.3cm" draw:fill="none" draw:textarea-vertical-align="middle"/>
    </style:style>
    <style:style style:name="gr81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25cm" fo:min-width="8.5cm"/>
      <style:paragraph-properties style:writing-mode="lr-tb"/>
    </style:style>
    <style:style style:name="gr82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6.5cm"/>
      <style:paragraph-properties style:writing-mode="lr-tb"/>
    </style:style>
    <style:style style:name="gr83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6.5cm"/>
      <style:paragraph-properties style:writing-mode="lr-tb"/>
    </style:style>
    <style:style style:name="gr84" style:family="graphic" style:parent-style-name="objectwithoutfill">
      <style:graphic-properties draw:marker-end="Nuolenkärjet_20_75" draw:marker-end-width="0.3cm" draw:fill="none" draw:textarea-vertical-align="middle"/>
    </style:style>
    <style:style style:name="gr85" style:family="graphic" style:parent-style-name="objectwithoutfill">
      <style:graphic-properties draw:marker-end="Nuolenkärjet_20_76" draw:marker-end-width="0.3cm" draw:fill="none" draw:textarea-vertical-align="middle"/>
    </style:style>
    <style:style style:name="gr86" style:family="graphic" style:parent-style-name="objectwithoutfill">
      <style:graphic-properties draw:marker-end="Nuolenkärjet_20_77" draw:marker-end-width="0.3cm" draw:fill="none" draw:textarea-vertical-align="middle"/>
    </style:style>
    <style:style style:name="gr87" style:family="graphic" style:parent-style-name="objectwithoutfill">
      <style:graphic-properties draw:marker-end="Nuolenkärjet_20_78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ff972f"/>
      <style:paragraph-properties fo:text-align="center" style:writing-mode="lr-tb"/>
      <style:text-properties fo:font-weight="bold"/>
    </style:style>
    <style:style style:name="P3" style:family="paragraph">
      <loext:graphic-properties draw:fill-color="#e8f2a1"/>
      <style:paragraph-properties fo:text-align="center" style:writing-mode="lr-tb"/>
      <style:text-properties fo:font-weight="bold"/>
    </style:style>
    <style:style style:name="P4" style:family="paragraph">
      <loext:graphic-properties draw:fill-color="#b3cac7"/>
      <style:paragraph-properties fo:text-align="center" style:writing-mode="lr-tb"/>
      <style:text-properties fo:font-weight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6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7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/>
      <style:paragraph-properties fo:text-align="center" style:writing-mode="lr-tb"/>
      <style:text-properties fo:font-weight="bold"/>
    </style:style>
    <style:style style:name="P15" style:family="paragraph">
      <loext:graphic-properties draw:fill-color="#ffbf00"/>
      <style:paragraph-properties fo:text-align="center" style:writing-mode="lr-tb"/>
      <style:text-properties fo:font-weight="bold"/>
    </style:style>
    <style:style style:name="P1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-color="#ffbf00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6cm" svg:height="1.5cm" svg:x="9.5cm" svg:y="4cm">
          <text:p text:style-name="P1"><text:span text:style-name="T1">Tokenize </text:span><text:span text:style-name="T1">foo.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6cm" svg:height="1.5cm" svg:x="9.5cm" svg:y="7cm">
          <text:p text:style-name="P1"><text:span text:style-name="T1">Parse </text:span><text:span text:style-name="T1">foo.jo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cm" svg:height="1.5cm" svg:x="20.5cm" svg:y="3.888cm">
          <text:p text:style-name="P1"><text:span text:style-name="T1">Tokeniz</text:span><text:span text:style-name="T1">e </text:span><text:span text:style-name="T1">bar.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6cm" svg:height="1.5cm" svg:x="20.5cm" svg:y="6.914cm">
          <text:p text:style-name="P1"><text:span text:style-name="T1">Parse </text:span><text:span text:style-name="T1">bar.jo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6cm" svg:height="1.5cm" svg:x="31.5cm" svg:y="3.888cm">
          <text:p text:style-name="P1"><text:span text:style-name="T1">Tokenize </text:span><text:span text:style-name="T1">io.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6cm" svg:height="1.5cm" svg:x="31.5cm" svg:y="6.914cm">
          <text:p text:style-name="P1"><text:span text:style-name="T1">Parse </text:span><text:span text:style-name="T1">io.jou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7cm" svg:height="2cm" svg:x="9cm" svg:y="16.5cm">
          <text:p text:style-name="P1"><text:span text:style-name="T1">Typecheck </text:span><text:span text:style-name="T1">foo.jou</text:span></text:p>
          <text:p text:style-name="P1"><text:span text:style-name="T1">(step 1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7cm" svg:height="2cm" svg:x="20cm" svg:y="16.5cm">
          <text:p text:style-name="P5"><text:span text:style-name="T1">Typecheck </text:span><text:span text:style-name="T1">bar.jou</text:span></text:p>
          <text:p text:style-name="P5"><text:span text:style-name="T1">(step 1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1" draw:id="id11" draw:layer="layout" svg:width="7cm" svg:height="2cm" svg:x="31cm" svg:y="16.5cm">
          <text:p text:style-name="P5"><text:span text:style-name="T1">Typecheck io.jou</text:span></text:p>
          <text:p text:style-name="P5"><text:span text:style-name="T1">(step 1)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svg:x1="12.5cm" svg:y1="5.5cm" svg:x2="12.5cm" svg:y2="7cm" draw:start-shape="id1" draw:start-glue-point="2" draw:end-shape="id2" svg:d="M12500 5500v1500" svg:viewBox="0 0 1 1501">
          <text:p text:style-name="P8">tokens</text:p>
        </draw:connector>
        <draw:connector draw:style-name="gr8" draw:text-style-name="P9" draw:layer="layout" draw:type="curve" svg:x1="23.5cm" svg:y1="5.388cm" svg:x2="23.5cm" svg:y2="6.914cm" draw:start-shape="id3" draw:start-glue-point="2" draw:end-shape="id4" draw:end-glue-point="0" svg:d="M23500 5388v1526" svg:viewBox="0 0 1 1527">
          <text:p text:style-name="P8">tokens</text:p>
        </draw:connector>
        <draw:connector draw:style-name="gr9" draw:text-style-name="P9" draw:layer="layout" draw:type="curve" svg:x1="34.5cm" svg:y1="5.388cm" svg:x2="34.5cm" svg:y2="6.914cm" draw:start-shape="id5" draw:start-glue-point="2" draw:end-shape="id6" draw:end-glue-point="0" svg:d="M34500 5388v1526" svg:viewBox="0 0 1 1527">
          <text:p text:style-name="P8">tokens</text:p>
        </draw:connector>
        <draw:connector draw:style-name="gr10" draw:text-style-name="P9" draw:layer="layout" draw:type="curve" svg:x1="34.5cm" svg:y1="8.414cm" svg:x2="34.5cm" svg:y2="9.915cm" draw:start-shape="id6" draw:start-glue-point="2" draw:end-shape="id7" draw:end-glue-point="0" svg:d="M34500 8414v1501" svg:viewBox="0 0 1 1502">
          <text:p text:style-name="P8">AST</text:p>
        </draw:connector>
        <draw:custom-shape draw:style-name="gr11" draw:text-style-name="P10" xml:id="id9" draw:id="id9" draw:layer="layout" svg:width="9cm" svg:height="1.5cm" svg:x="19cm" svg:y="20cm">
          <text:p text:style-name="P5"><text:span text:style-name="T1">Add imported </text:span><text:span text:style-name="T1">symb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1" draw:layer="layout" draw:type="curve" svg:x1="12.5cm" svg:y1="18.5cm" svg:x2="23.5cm" svg:y2="20cm" draw:start-shape="id8" draw:start-glue-point="2" draw:end-shape="id9" draw:end-glue-point="0" svg:d="M12500 18500c0 1125 11000 375 11000 1500" svg:viewBox="0 0 11001 1501">
          <text:p/>
        </draw:connector>
        <draw:connector draw:style-name="gr13" draw:text-style-name="P9" draw:layer="layout" draw:type="curve" svg:x1="23.5cm" svg:y1="18.5cm" svg:x2="23.5cm" svg:y2="20cm" draw:start-shape="id10" draw:start-glue-point="2" draw:end-shape="id9" svg:d="M23500 18500v1500" svg:viewBox="0 0 1 1501">
          <text:p text:style-name="P8">Partially typed AST + symbols</text:p>
        </draw:connector>
        <draw:connector draw:style-name="gr14" draw:text-style-name="P11" draw:layer="layout" draw:type="curve" svg:x1="34.5cm" svg:y1="18.5cm" svg:x2="23.5cm" svg:y2="20cm" draw:start-shape="id11" draw:start-glue-point="2" draw:end-shape="id9" draw:end-glue-point="0" svg:d="M34500 18500c0 1125-11000 375-11000 1500" svg:viewBox="0 0 11001 1501">
          <text:p/>
        </draw:connector>
        <draw:custom-shape draw:style-name="gr15" draw:text-style-name="P10" xml:id="id13" draw:id="id13" draw:layer="layout" svg:width="9cm" svg:height="1.5cm" svg:x="19cm" svg:y="33cm">
          <text:p text:style-name="P5"><text:span text:style-name="T1">Add </text:span><text:span text:style-name="T1">impor</text:span><text:span text:style-name="T1">ted </text:span><text:span text:style-name="T1">symb</text:span><text:span text:style-name="T1">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1" draw:layer="layout" draw:type="curve" svg:x1="12.5cm" svg:y1="31.5cm" svg:x2="23.5cm" svg:y2="33cm" draw:start-shape="id12" draw:start-glue-point="2" draw:end-shape="id13" draw:end-glue-point="0" svg:d="M12500 31500c0 1125 11000 375 11000 1500" svg:viewBox="0 0 11001 1501">
          <text:p/>
        </draw:connector>
        <draw:connector draw:style-name="gr13" draw:text-style-name="P13" draw:layer="layout" draw:type="curve" svg:x1="23.5cm" svg:y1="31.5cm" svg:x2="23.5cm" svg:y2="33cm" draw:start-shape="id14" draw:end-shape="id13" svg:d="M23500 31500v1500" svg:viewBox="0 0 1 1501">
          <text:p text:style-name="P12">Partially typed AST + symbols</text:p>
        </draw:connector>
        <draw:connector draw:style-name="gr14" draw:text-style-name="P11" draw:layer="layout" draw:type="curve" svg:x1="34.5cm" svg:y1="31.5cm" svg:x2="23.5cm" svg:y2="33cm" draw:start-shape="id15" draw:start-glue-point="2" draw:end-shape="id13" draw:end-glue-point="0" svg:d="M34500 31500c0 1125-11000 375-11000 1500" svg:viewBox="0 0 11001 1501">
          <text:p/>
        </draw:connector>
        <draw:connector draw:style-name="gr16" draw:text-style-name="P11" draw:layer="layout" draw:type="curve" svg:x1="23.5cm" svg:y1="28cm" svg:x2="12.5cm" svg:y2="29.5cm" draw:start-shape="id16" draw:start-glue-point="2" draw:end-shape="id12" draw:end-glue-point="0" svg:d="M23500 28000c0 1125-11000 375-11000 1500" svg:viewBox="0 0 11001 1501">
          <text:p/>
        </draw:connector>
        <draw:connector draw:style-name="gr17" draw:text-style-name="P13" draw:layer="layout" draw:type="curve" svg:x1="23.5cm" svg:y1="28cm" svg:x2="23.5cm" svg:y2="29.5cm" draw:start-shape="id16" draw:start-glue-point="2" draw:end-shape="id14" svg:d="M23500 28000v1500" svg:viewBox="0 0 1 1501">
          <text:p text:style-name="P12">Partially typed AST</text:p>
        </draw:connector>
        <draw:connector draw:style-name="gr18" draw:text-style-name="P11" draw:layer="layout" draw:type="curve" svg:x1="23.5cm" svg:y1="28cm" svg:x2="34.5cm" svg:y2="29.5cm" draw:start-shape="id16" draw:start-glue-point="2" draw:end-shape="id15" svg:d="M23500 28000c0 1125 11000 375 11000 1500" svg:viewBox="0 0 11001 1501">
          <text:p/>
        </draw:connector>
        <draw:custom-shape draw:style-name="gr4" draw:text-style-name="P2" xml:id="id17" draw:id="id17" draw:layer="layout" svg:width="7cm" svg:height="2cm" svg:x="9cm" svg:y="36cm">
          <text:p text:style-name="P1"><text:span text:style-name="T1">Typecheck foo.jou</text:span></text:p>
          <text:p text:style-name="P1"><text:span text:style-name="T1">(step 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18" draw:id="id18" draw:layer="layout" svg:width="7cm" svg:height="2cm" svg:x="20cm" svg:y="36cm">
          <text:p text:style-name="P5"><text:span text:style-name="T1">Typecheck bar.jou</text:span></text:p>
          <text:p text:style-name="P5"><text:span text:style-name="T1">(step 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19" draw:id="id19" draw:layer="layout" svg:width="7cm" svg:height="2cm" svg:x="31cm" svg:y="36cm">
          <text:p text:style-name="P5"><text:span text:style-name="T1">Typecheck io.jou</text:span></text:p>
          <text:p text:style-name="P5"><text:span text:style-name="T1">(step 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1" draw:layer="layout" draw:type="curve" svg:x1="23.5cm" svg:y1="34.5cm" svg:x2="12.5cm" svg:y2="36cm" draw:start-shape="id13" draw:start-glue-point="2" draw:end-shape="id17" svg:d="M23500 34500c0 1125-11000 375-11000 1500" svg:viewBox="0 0 11001 1501">
          <text:p/>
        </draw:connector>
        <draw:connector draw:style-name="gr22" draw:text-style-name="P13" draw:layer="layout" draw:type="curve" svg:x1="23.5cm" svg:y1="34.5cm" svg:x2="23.5cm" svg:y2="36cm" draw:start-shape="id13" draw:end-shape="id18" svg:d="M23500 34500v1500" svg:viewBox="0 0 1 1501">
          <text:p text:style-name="P12">Partially typed AST</text:p>
        </draw:connector>
        <draw:connector draw:style-name="gr23" draw:text-style-name="P11" draw:layer="layout" draw:type="curve" svg:x1="23.5cm" svg:y1="34.5cm" svg:x2="34.5cm" svg:y2="36cm" draw:start-shape="id13" draw:end-shape="id19" draw:end-glue-point="0" svg:d="M23500 34500c0 1125 11000 375 11000 1500" svg:viewBox="0 0 11001 1501">
          <text:p/>
        </draw:connector>
        <draw:custom-shape draw:style-name="gr24" draw:text-style-name="P2" xml:id="id43" draw:id="id43" draw:layer="layout" svg:width="3.5cm" svg:height="3cm" svg:x="7cm" svg:y="41.442cm">
          <text:p text:style-name="P1"><text:span text:style-name="T1">Build and analyze 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42" draw:id="id42" draw:layer="layout" svg:width="3.5cm" svg:height="3cm" svg:x="18cm" svg:y="41.442cm">
          <text:p text:style-name="P1"><text:span text:style-name="T1">Build and analyze 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41" draw:id="id41" draw:layer="layout" svg:width="3.5cm" svg:height="3cm" svg:x="29cm" svg:y="41.442cm">
          <text:p text:style-name="P1"><text:span text:style-name="T1">Build and analyze 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7cm" svg:height="2cm" svg:x="9cm" svg:y="29.5cm">
          <text:p text:style-name="P1"><text:span text:style-name="T1">Typecheck foo.jou</text:span></text:p>
          <text:p text:style-name="P1"><text:span text:style-name="T1">(step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xml:id="id14" draw:id="id14" draw:layer="layout" svg:width="7cm" svg:height="2cm" svg:x="20cm" svg:y="29.5cm">
          <text:p text:style-name="P5"><text:span text:style-name="T1">Typecheck bar.jou</text:span></text:p>
          <text:p text:style-name="P5"><text:span text:style-name="T1">(step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xml:id="id15" draw:id="id15" draw:layer="layout" svg:width="7cm" svg:height="2cm" svg:x="31cm" svg:y="29.5cm">
          <text:p text:style-name="P5"><text:span text:style-name="T1">Typecheck io.jou</text:span></text:p>
          <text:p text:style-name="P5"><text:span text:style-name="T1">(step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9" draw:layer="layout" draw:type="curve" svg:x1="23.5cm" svg:y1="38cm" svg:x2="23.5cm" svg:y2="41.442cm" draw:start-shape="id18" draw:end-shape="id20" draw:end-glue-point="0" svg:d="M23500 38000v3442" svg:viewBox="0 0 1 3443">
          <text:p text:style-name="P8">Typed AST</text:p>
        </draw:connector>
        <draw:custom-shape draw:style-name="gr30" draw:text-style-name="P4" xml:id="id7" draw:id="id7" draw:layer="layout" svg:width="6cm" svg:height="3.027cm" svg:x="31.5cm" svg:y="9.915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9" draw:layer="layout" draw:type="curve" svg:x1="34.5cm" svg:y1="12.942cm" svg:x2="34.5cm" svg:y2="16.5cm" draw:start-shape="id7" draw:end-shape="id11" svg:d="M34500 12942v3558" svg:viewBox="0 0 1 3559">
          <text:p text:style-name="P8">AST</text:p>
        </draw:connector>
        <draw:custom-shape draw:style-name="gr32" draw:text-style-name="P3" xml:id="id23" draw:id="id23" draw:layer="layout" svg:width="6cm" svg:height="3.027cm" svg:x="20.5cm" svg:y="9.915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xml:id="id21" draw:id="id21" draw:layer="layout" svg:width="6cm" svg:height="3cm" svg:x="9.5cm" svg:y="10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9" draw:layer="layout" draw:type="curve" svg:x1="12.5cm" svg:y1="8.5cm" svg:x2="12.5cm" svg:y2="10cm" draw:start-shape="id2" draw:start-glue-point="2" draw:end-shape="id21" svg:d="M12500 8500v1500" svg:viewBox="0 0 1 1501">
          <text:p text:style-name="P8">AST</text:p>
        </draw:connector>
        <draw:connector draw:style-name="gr35" draw:text-style-name="P9" draw:layer="layout" draw:type="curve" svg:x1="12.5cm" svg:y1="13cm" svg:x2="14cm" svg:y2="14.75cm" draw:start-shape="id21" draw:start-glue-point="2" draw:end-shape="id22" draw:end-glue-point="3" svg:d="M12500 13000c0 1167 500 1750 1500 1750" svg:viewBox="0 0 1501 1751">
          <text:p/>
        </draw:connector>
        <draw:connector draw:style-name="gr36" draw:text-style-name="P9" draw:layer="layout" draw:type="curve" svg:x1="23.5cm" svg:y1="12.942cm" svg:x2="23.5cm" svg:y2="16.5cm" draw:start-shape="id23" draw:start-glue-point="2" draw:end-shape="id10" svg:d="M23500 12942v3558" svg:viewBox="0 0 1 3559">
          <text:p text:style-name="P8">AST</text:p>
        </draw:connector>
        <draw:connector draw:style-name="gr37" draw:text-style-name="P9" draw:layer="layout" draw:type="curve" svg:x1="23.5cm" svg:y1="8.414cm" svg:x2="23.5cm" svg:y2="9.915cm" draw:start-shape="id4" draw:end-shape="id23" draw:end-glue-point="0" svg:d="M23500 8414v1501" svg:viewBox="0 0 1 1502">
          <text:p text:style-name="P8">AST</text:p>
        </draw:connector>
        <draw:custom-shape draw:style-name="gr38" draw:text-style-name="P2" xml:id="id25" draw:id="id25" draw:layer="layout" svg:width="3cm" svg:height="3cm" svg:x="11cm" svg:y="41.4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" xml:id="id20" draw:id="id20" draw:layer="layout" svg:width="3cm" svg:height="3cm" svg:x="22cm" svg:y="41.4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" xml:id="id36" draw:id="id36" draw:layer="layout" svg:width="3cm" svg:height="3cm" svg:x="33cm" svg:y="41.4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draw:type="curve" svg:x1="23.5cm" svg:y1="38cm" svg:x2="27cm" svg:y2="41.5cm" draw:start-shape="id18" draw:start-glue-point="2" draw:end-shape="id24" draw:end-glue-point="0" svg:d="M23500 38000c0 2625 3500 875 3500 3500" svg:viewBox="0 0 3501 3501">
          <text:p/>
        </draw:connector>
        <draw:custom-shape draw:style-name="gr42" draw:text-style-name="P2" xml:id="id28" draw:id="id28" draw:layer="layout" svg:width="4cm" svg:height="2.5cm" svg:x="10.5cm" svg:y="49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xml:id="id30" draw:id="id30" draw:layer="layout" svg:width="4cm" svg:height="2.5cm" svg:x="21.5cm" svg:y="49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xml:id="id31" draw:id="id31" draw:layer="layout" svg:width="4cm" svg:height="2.5cm" svg:x="32.5cm" svg:y="49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9" draw:layer="layout" draw:type="curve" svg:x1="12.5cm" svg:y1="44.442cm" svg:x2="12.5cm" svg:y2="45.942cm" draw:start-shape="id25" draw:start-glue-point="2" draw:end-shape="id26" draw:end-glue-point="0" svg:d="M12500 44442v1500" svg:viewBox="0 0 1 1501">
          <text:p text:style-name="P8">LLVM IR</text:p>
        </draw:connector>
        <draw:custom-shape draw:style-name="gr46" draw:text-style-name="P15" xml:id="id27" draw:id="id27" draw:layer="layout" svg:width="4cm" svg:height="2cm" svg:x="2.5cm" svg:y="41cm">
          <text:p text:style-name="P1"><text:span text:style-name="T1">Determine linker fla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3" draw:layer="layout" draw:type="curve" svg:x1="12.5cm" svg:y1="38cm" svg:x2="4.5cm" svg:y2="41cm" draw:start-shape="id17" draw:start-glue-point="2" draw:end-shape="id27" draw:end-glue-point="0" svg:d="M12500 38000c0 2250-8000 750-8000 3000" svg:viewBox="0 0 8001 3001">
          <text:p text:style-name="P12"><text:span text:style-name="T2">Typed AST <text:s text:c="11"/></text:span><text:s text:c="12"/></text:p>
          <text:p text:style-name="P12"><text:span text:style-name="T2">(types not used) <text:s text:c="11"/></text:span><text:s text:c="12"/></text:p>
          <text:p text:style-name="P8"/>
        </draw:connector>
        <draw:connector draw:style-name="gr48" draw:text-style-name="P11" draw:layer="layout" draw:type="curve" svg:x1="23.5cm" svg:y1="38cm" svg:x2="4.5cm" svg:y2="41cm" draw:start-shape="id18" draw:start-glue-point="2" draw:end-shape="id27" draw:end-glue-point="0" svg:d="M23500 38000c0 2250-19000 750-19000 3000" svg:viewBox="0 0 19001 3001">
          <text:p/>
        </draw:connector>
        <draw:connector draw:style-name="gr49" draw:text-style-name="P11" draw:layer="layout" draw:type="curve" svg:x1="34.5cm" svg:y1="38cm" svg:x2="4.5cm" svg:y2="41cm" draw:start-shape="id19" draw:start-glue-point="2" draw:end-shape="id27" draw:end-glue-point="0" svg:d="M34500 38000c0 2250-30000 750-30000 3000" svg:viewBox="0 0 30001 3001">
          <text:p/>
        </draw:connector>
        <draw:custom-shape draw:style-name="gr46" draw:text-style-name="P15" xml:id="id29" draw:id="id29" draw:layer="layout" svg:width="4cm" svg:height="2cm" svg:x="21.5cm" svg:y="53.5cm">
          <text:p text:style-name="P1"><text:span text:style-name="T1">Run lin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0" draw:text-style-name="P9" draw:layer="layout" draw:type="curve" svg:x1="12.5cm" svg:y1="51.5cm" svg:x2="23.5cm" svg:y2="53.5cm" draw:start-shape="id28" draw:start-glue-point="2" draw:end-shape="id29" draw:end-glue-point="0" svg:d="M12500 51500c0 1500 11000 500 11000 2000" svg:viewBox="0 0 11001 2001">
          <text:p/>
        </draw:connector>
        <draw:connector draw:style-name="gr51" draw:text-style-name="P9" draw:layer="layout" draw:type="curve" svg:x1="23.5cm" svg:y1="51.5cm" svg:x2="23.5cm" svg:y2="53.5cm" draw:start-shape="id30" draw:start-glue-point="2" draw:end-shape="id29" draw:end-glue-point="0" svg:d="M23500 51500v2000" svg:viewBox="0 0 1 2001">
          <text:p text:style-name="P8">Paths of object files</text:p>
          <text:p text:style-name="P8"/>
        </draw:connector>
        <draw:connector draw:style-name="gr52" draw:text-style-name="P11" draw:layer="layout" draw:type="curve" svg:x1="34.5cm" svg:y1="51.5cm" svg:x2="23.5cm" svg:y2="53.5cm" draw:start-shape="id31" draw:start-glue-point="2" draw:end-shape="id29" draw:end-glue-point="0" svg:d="M34500 51500c0 1500-11000 500-11000 2000" svg:viewBox="0 0 11001 2001">
          <text:p/>
        </draw:connector>
        <draw:custom-shape draw:style-name="gr53" draw:text-style-name="P15" xml:id="id32" draw:id="id32" draw:layer="layout" svg:width="5cm" svg:height="2cm" svg:x="21cm" svg:y="56.5cm">
          <text:p text:style-name="P1"><text:span text:style-name="T1">Run foo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9" draw:layer="layout" draw:type="curve" svg:x1="23.5cm" svg:y1="55.5cm" svg:x2="23.5cm" svg:y2="56.5cm" draw:start-shape="id29" draw:end-shape="id32" draw:end-glue-point="0" svg:d="M23500 55500v1000" svg:viewBox="0 0 1 1001">
          <text:p/>
        </draw:connector>
        <draw:connector draw:style-name="gr55" draw:text-style-name="P9" draw:layer="layout" draw:type="curve" svg:x1="4.5cm" svg:y1="43cm" svg:x2="21.5cm" svg:y2="54.5cm" draw:start-shape="id27" draw:start-glue-point="2" draw:end-shape="id29" draw:end-glue-point="3" svg:d="M4500 43000c0 7667 5666 11500 17000 11500" svg:viewBox="0 0 17001 11501"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>Linker flags</text:p>
        </draw:connector>
        <draw:custom-shape draw:style-name="gr56" draw:text-style-name="P2" xml:id="id22" draw:id="id22" draw:layer="layout" svg:width="5cm" svg:height="2.5cm" svg:x="14cm" svg:y="13.5cm">
          <text:p text:style-name="P1"><text:span text:style-name="T1">Start compiling imported files</text:span></text:p>
          <draw:enhanced-geometry svg:viewBox="0 0 21600 21600" draw:type="rectangle" draw:enhanced-path="M 0 0 L 21600 0 21600 21600 0 21600 0 0 Z N"/>
        </draw:custom-shape>
        <draw:connector draw:style-name="gr57" draw:text-style-name="P9" draw:layer="layout" draw:type="curve" svg:x1="12.5cm" svg:y1="13cm" svg:x2="12.5cm" svg:y2="16.5cm" draw:start-shape="id21" draw:start-glue-point="2" draw:end-shape="id8" draw:end-glue-point="0" svg:d="M12500 13000v3500" svg:viewBox="0 0 1 3501">
          <text:p text:style-name="P8">AST</text:p>
        </draw:connector>
        <draw:connector draw:style-name="gr58" draw:text-style-name="P9" draw:layer="layout" draw:type="curve" svg:x1="16.5cm" svg:y1="13.5cm" svg:x2="20.5cm" svg:y2="4.638cm" draw:start-shape="id22" draw:start-glue-point="0" draw:end-shape="id3" draw:end-glue-point="3" svg:d="M16500 13500c0-5908 1333-8862 4000-8862" svg:viewBox="0 0 4001 8863">
          <text:p/>
        </draw:connector>
        <draw:custom-shape draw:style-name="gr59" draw:text-style-name="P3" xml:id="id33" draw:id="id33" draw:layer="layout" svg:width="5cm" svg:height="2.527cm" svg:x="25cm" svg:y="13.473cm">
          <text:p text:style-name="P1"><text:span text:style-name="T1">Start compiling imported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11" draw:layer="layout" draw:type="curve" svg:x1="23.5cm" svg:y1="12.942cm" svg:x2="25cm" svg:y2="14.736cm" draw:start-shape="id23" draw:start-glue-point="2" draw:end-shape="id33" draw:end-glue-point="3" svg:d="M23500 12942c0 1196 500 1794 1500 1794" svg:viewBox="0 0 1501 1795">
          <text:p/>
        </draw:connector>
        <draw:connector draw:style-name="gr61" draw:text-style-name="P11" draw:layer="layout" draw:type="curve" svg:x1="27.5cm" svg:y1="13.473cm" svg:x2="31.5cm" svg:y2="4.638cm" draw:start-shape="id33" draw:start-glue-point="0" draw:end-shape="id5" draw:end-glue-point="3" svg:d="M27500 13473c0-5890 1333-8835 4000-8835" svg:viewBox="0 0 4001 8836">
          <text:p/>
        </draw:connector>
        <draw:connector draw:style-name="gr62" draw:text-style-name="P13" draw:layer="layout" draw:type="curve" svg:x1="15.5cm" svg:y1="3.5cm" svg:x2="12.5cm" svg:y2="4cm" draw:start-shape="id34" draw:start-glue-point="8" draw:end-shape="id1" draw:end-glue-point="0" svg:d="M15500 3500c0 376-3000 127-3000 500" svg:viewBox="0 0 3001 501">
          <text:p/>
        </draw:connector>
        <draw:connector draw:style-name="gr63" draw:text-style-name="P11" draw:layer="layout" draw:type="curve" svg:x1="16.5cm" svg:y1="13.5cm" svg:x2="34.5cm" svg:y2="3.888cm" draw:start-shape="id22" draw:start-glue-point="0" draw:end-shape="id5" draw:end-glue-point="0" svg:d="M16500 13500c0-15169 18000-10363 18000-9612" svg:viewBox="0 0 18001 10926">
          <text:p/>
        </draw:connector>
        <draw:custom-shape draw:style-name="gr64" draw:text-style-name="P2" xml:id="id26" draw:id="id26" draw:layer="layout" svg:width="4cm" svg:height="1.558cm" svg:x="10.5cm" svg:y="45.9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" xml:id="id37" draw:id="id37" draw:layer="layout" svg:width="4cm" svg:height="1.558cm" svg:x="32.5cm" svg:y="45.9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xml:id="id35" draw:id="id35" draw:layer="layout" svg:width="4cm" svg:height="1.558cm" svg:x="21.5cm" svg:y="45.9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9" draw:layer="layout" draw:type="curve" svg:x1="23.5cm" svg:y1="44.442cm" svg:x2="23.5cm" svg:y2="45.942cm" draw:start-shape="id20" draw:start-glue-point="2" draw:end-shape="id35" draw:end-glue-point="0" svg:d="M23500 44442v1500" svg:viewBox="0 0 1 1501">
          <text:p text:style-name="P8">LLVM IR</text:p>
        </draw:connector>
        <draw:connector draw:style-name="gr68" draw:text-style-name="P9" draw:layer="layout" draw:type="curve" svg:x1="34.5cm" svg:y1="44.442cm" svg:x2="34.5cm" svg:y2="45.942cm" draw:start-shape="id36" draw:start-glue-point="2" draw:end-shape="id37" draw:end-glue-point="0" svg:d="M34500 44442v1500" svg:viewBox="0 0 1 1501">
          <text:p text:style-name="P8">LLVM IR</text:p>
        </draw:connector>
        <draw:connector draw:style-name="gr69" draw:text-style-name="P9" draw:layer="layout" draw:type="curve" svg:x1="34.5cm" svg:y1="47.5cm" svg:x2="34.5cm" svg:y2="49cm" draw:start-shape="id37" draw:start-glue-point="2" draw:end-shape="id31" draw:end-glue-point="0" svg:d="M34500 47500v1500" svg:viewBox="0 0 1 1501">
          <text:p text:style-name="P8">LLVM IR</text:p>
        </draw:connector>
        <draw:connector draw:style-name="gr70" draw:text-style-name="P9" draw:layer="layout" draw:type="curve" svg:x1="12.5cm" svg:y1="47.5cm" svg:x2="12.5cm" svg:y2="49cm" draw:start-shape="id26" draw:start-glue-point="2" draw:end-shape="id28" draw:end-glue-point="0" svg:d="M12500 47500v1500" svg:viewBox="0 0 1 1501">
          <text:p text:style-name="P8">LLVM IR</text:p>
        </draw:connector>
        <draw:connector draw:style-name="gr71" draw:text-style-name="P9" draw:layer="layout" draw:type="curve" svg:x1="23.5cm" svg:y1="47.5cm" svg:x2="23.5cm" svg:y2="49cm" draw:start-shape="id35" draw:end-shape="id30" draw:end-glue-point="0" svg:d="M23500 47500v1500" svg:viewBox="0 0 1 1501">
          <text:p text:style-name="P8">LLVM IR</text:p>
        </draw:connector>
        <draw:custom-shape draw:style-name="gr72" draw:text-style-name="P4" xml:id="id38" draw:id="id38" draw:layer="layout" svg:width="5cm" svg:height="2.527cm" svg:x="36cm" svg:y="13.473cm">
          <text:p text:style-name="P1"><text:span text:style-name="T1">Start compiling imported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11" draw:layer="layout" draw:type="curve" svg:x1="34.5cm" svg:y1="12.942cm" svg:x2="36cm" svg:y2="14.736cm" draw:start-shape="id7" draw:start-glue-point="2" draw:end-shape="id38" draw:end-glue-point="3" svg:d="M34500 12942c0 1196 500 1794 1500 1794" svg:viewBox="0 0 1501 1795">
          <text:p/>
        </draw:connector>
        <draw:custom-shape draw:style-name="gr74" draw:text-style-name="P17" xml:id="id34" draw:id="id34" draw:layer="layout" svg:width="9cm" svg:height="3cm" svg:x="11cm" svg:y="0.5cm">
          <text:p text:style-name="P16"><text:span text:style-name="T3">File name given on command line: foo.jo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xml:id="id39" draw:id="id39" draw:layer="layout" svg:width="3cm" svg:height="3cm" svg:x="14.5cm" svg:y="41.5cm">
          <text:p text:style-name="P1"><text:span text:style-name="T1">Build content 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9" draw:layer="layout" draw:type="curve" svg:x1="16cm" svg:y1="44.5cm" svg:x2="14.5cm" svg:y2="50.25cm" draw:start-shape="id39" draw:start-glue-point="2" draw:end-shape="id28" draw:end-glue-point="1" svg:d="M16000 44500c0 3834-500 5750-1500 5750" svg:viewBox="0 0 1501 5751">
          <text:p text:style-name="P8"><text:s text:c="16"/>Hash for</text:p>
          <text:p text:style-name="P8"><text:s text:c="16"/>file name</text:p>
        </draw:connector>
        <draw:connector draw:style-name="gr75" draw:text-style-name="P9" draw:layer="layout" draw:type="curve" svg:x1="27cm" svg:y1="44.5cm" svg:x2="25.5cm" svg:y2="50.25cm" draw:start-shape="id24" draw:start-glue-point="2" draw:end-shape="id30" draw:end-glue-point="1" svg:d="M27000 44500c0 3834-500 5750-1500 5750" svg:viewBox="0 0 1501 5751">
          <text:p text:style-name="P8"><text:s text:c="16"/>Hash for</text:p>
          <text:p text:style-name="P8"><text:s text:c="16"/>file name</text:p>
        </draw:connector>
        <draw:custom-shape draw:style-name="gr39" draw:text-style-name="P3" xml:id="id24" draw:id="id24" draw:layer="layout" svg:width="3cm" svg:height="3cm" svg:x="25.5cm" svg:y="41.5cm">
          <text:p text:style-name="P1"><text:span text:style-name="T1">Build content 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9" draw:layer="layout" draw:type="curve" svg:x1="12.5cm" svg:y1="38cm" svg:x2="12.5cm" svg:y2="41.442cm" draw:start-shape="id17" draw:start-glue-point="2" draw:end-shape="id25" draw:end-glue-point="0" svg:d="M12500 38000v3442" svg:viewBox="0 0 1 3443">
          <text:p text:style-name="P8">Typed AST</text:p>
        </draw:connector>
        <draw:connector draw:style-name="gr29" draw:text-style-name="P9" draw:layer="layout" draw:type="curve" svg:x1="34.5cm" svg:y1="38cm" svg:x2="34.5cm" svg:y2="41.442cm" draw:start-shape="id19" draw:start-glue-point="2" draw:end-shape="id36" draw:end-glue-point="0" svg:d="M34500 38000v3442" svg:viewBox="0 0 1 3443">
          <text:p text:style-name="P8">Typed AST</text:p>
        </draw:connector>
        <draw:custom-shape draw:style-name="gr40" draw:text-style-name="P4" xml:id="id40" draw:id="id40" draw:layer="layout" svg:width="3cm" svg:height="3cm" svg:x="36.5cm" svg:y="41.5cm">
          <text:p text:style-name="P1"><text:span text:style-name="T1">Build content 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9" draw:layer="layout" draw:type="curve" svg:x1="38cm" svg:y1="44.5cm" svg:x2="36.5cm" svg:y2="50.25cm" draw:start-shape="id40" draw:start-glue-point="2" draw:end-shape="id31" draw:end-glue-point="1" svg:d="M38000 44500c0 3834-500 5750-1500 5750" svg:viewBox="0 0 1501 5751">
          <text:p text:style-name="P8"><text:s text:c="16"/>Hash for</text:p>
          <text:p text:style-name="P8"><text:s text:c="16"/>file name</text:p>
        </draw:connector>
        <draw:connector draw:style-name="gr76" draw:text-style-name="P11" draw:layer="layout" draw:type="curve" svg:x1="34.5cm" svg:y1="38cm" svg:x2="30.75cm" svg:y2="41.442cm" draw:start-shape="id19" draw:start-glue-point="2" draw:end-shape="id41" draw:end-glue-point="0" svg:d="M34500 38000c0 2581-3750 861-3750 3442" svg:viewBox="0 0 3751 3443">
          <text:p/>
        </draw:connector>
        <draw:connector draw:style-name="gr77" draw:text-style-name="P11" draw:layer="layout" draw:type="curve" svg:x1="34.5cm" svg:y1="38cm" svg:x2="38cm" svg:y2="41.5cm" draw:start-shape="id19" draw:end-shape="id40" svg:d="M34500 38000c0 2625 3500 875 3500 3500" svg:viewBox="0 0 3501 3501">
          <text:p/>
        </draw:connector>
        <draw:connector draw:style-name="gr78" draw:text-style-name="P11" draw:layer="layout" draw:type="curve" svg:x1="23.5cm" svg:y1="38cm" svg:x2="19.75cm" svg:y2="41.442cm" draw:start-shape="id18" draw:start-glue-point="2" draw:end-shape="id42" draw:end-glue-point="0" svg:d="M23500 38000c0 2581-3750 861-3750 3442" svg:viewBox="0 0 3751 3443">
          <text:p/>
        </draw:connector>
        <draw:connector draw:style-name="gr79" draw:text-style-name="P11" draw:layer="layout" draw:type="curve" svg:x1="12.5cm" svg:y1="38cm" svg:x2="16cm" svg:y2="41.5cm" draw:start-shape="id17" draw:start-glue-point="2" draw:end-shape="id39" svg:d="M12500 38000c0 2625 3500 875 3500 3500" svg:viewBox="0 0 3501 3501">
          <text:p/>
        </draw:connector>
        <draw:connector draw:style-name="gr80" draw:text-style-name="P11" draw:layer="layout" draw:type="curve" svg:x1="12.5cm" svg:y1="38cm" svg:x2="8.75cm" svg:y2="41.442cm" draw:start-shape="id17" draw:start-glue-point="2" draw:end-shape="id43" draw:end-glue-point="0" svg:d="M12500 38000c0 2581-3750 861-3750 3442" svg:viewBox="0 0 3751 3443">
          <text:p/>
        </draw:connector>
        <draw:custom-shape draw:style-name="gr81" draw:text-style-name="P10" xml:id="id16" draw:id="id16" draw:layer="layout" svg:width="9cm" svg:height="1.5cm" svg:x="19cm" svg:y="26.5cm">
          <text:p text:style-name="P5"><text:span text:style-name="T1">Add imported symb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5" draw:id="id45" draw:layer="layout" svg:width="7cm" svg:height="2cm" svg:x="9cm" svg:y="23cm">
          <text:p text:style-name="P1"><text:span text:style-name="T1">Typecheck foo.jou</text:span></text:p>
          <text:p text:style-name="P1"><text:span text:style-name="T1">(step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6" xml:id="id44" draw:id="id44" draw:layer="layout" svg:width="7cm" svg:height="2cm" svg:x="20cm" svg:y="23cm">
          <text:p text:style-name="P5"><text:span text:style-name="T1">Typecheck bar.jou</text:span></text:p>
          <text:p text:style-name="P5"><text:span text:style-name="T1">(step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7" xml:id="id46" draw:id="id46" draw:layer="layout" svg:width="7cm" svg:height="2cm" svg:x="31cm" svg:y="23cm">
          <text:p text:style-name="P5"><text:span text:style-name="T1">Typecheck io.jou</text:span></text:p>
          <text:p text:style-name="P5"><text:span text:style-name="T1">(step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3" draw:layer="layout" draw:type="curve" svg:x1="23.5cm" svg:y1="21.5cm" svg:x2="23.5cm" svg:y2="23cm" draw:start-shape="id9" draw:start-glue-point="2" draw:end-shape="id44" draw:end-glue-point="0" svg:d="M23500 21500v1500" svg:viewBox="0 0 1 1501">
          <text:p text:style-name="P12">Partially typed AST</text:p>
        </draw:connector>
        <draw:connector draw:style-name="gr13" draw:text-style-name="P9" draw:layer="layout" draw:type="curve" svg:x1="23.5cm" svg:y1="25cm" svg:x2="23.5cm" svg:y2="26.5cm" draw:start-shape="id44" draw:start-glue-point="2" draw:end-shape="id16" draw:end-glue-point="0" svg:d="M23500 25000v1500" svg:viewBox="0 0 1 1501">
          <text:p text:style-name="P8">Partially typed AST + symbols</text:p>
        </draw:connector>
        <draw:connector draw:style-name="gr84" draw:text-style-name="P11" draw:layer="layout" draw:type="curve" svg:x1="23.5cm" svg:y1="21.5cm" svg:x2="12.5cm" svg:y2="23cm" draw:start-shape="id9" draw:start-glue-point="2" draw:end-shape="id45" svg:d="M23500 21500c0 1125-11000 375-11000 1500" svg:viewBox="0 0 11001 1501">
          <text:p/>
        </draw:connector>
        <draw:connector draw:style-name="gr85" draw:text-style-name="P11" draw:layer="layout" draw:type="curve" svg:x1="23.5cm" svg:y1="21.5cm" svg:x2="34.5cm" svg:y2="23cm" draw:start-shape="id9" draw:end-shape="id46" draw:end-glue-point="0" svg:d="M23500 21500c0 1125 11000 375 11000 1500" svg:viewBox="0 0 11001 1501">
          <text:p/>
        </draw:connector>
        <draw:connector draw:style-name="gr86" draw:text-style-name="P11" draw:layer="layout" draw:type="curve" svg:x1="12.5cm" svg:y1="25cm" svg:x2="23.5cm" svg:y2="26.5cm" draw:start-shape="id45" draw:end-shape="id16" draw:end-glue-point="0" svg:d="M12500 25000c0 1125 11000 375 11000 1500" svg:viewBox="0 0 11001 1501">
          <text:p/>
        </draw:connector>
        <draw:connector draw:style-name="gr87" draw:text-style-name="P11" draw:layer="layout" draw:type="curve" svg:x1="34.5cm" svg:y1="25cm" svg:x2="23.5cm" svg:y2="26.5cm" draw:start-shape="id46" draw:start-glue-point="2" draw:end-shape="id16" draw:end-glue-point="0" svg:d="M34500 25000c0 1125-11000 375-11000 1500" svg:viewBox="0 0 11001 1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uolenkärjet_20_1" draw:display-name="Nuolenkärjet 1" svg:viewBox="0 0 20 20" svg:d="M0 20l10-20 10 20z"/>
    <draw:marker draw:name="Nuolenkärjet_20_10" draw:display-name="Nuolenkärjet 10" svg:viewBox="0 0 20 20" svg:d="M0 20l10-20 10 20z"/>
    <draw:marker draw:name="Nuolenkärjet_20_12" draw:display-name="Nuolenkärjet 12" svg:viewBox="0 0 20 20" svg:d="M0 20l10-20 10 20z"/>
    <draw:marker draw:name="Nuolenkärjet_20_13" draw:display-name="Nuolenkärjet 13" svg:viewBox="0 0 20 20" svg:d="M0 20l10-20 10 20z"/>
    <draw:marker draw:name="Nuolenkärjet_20_14" draw:display-name="Nuolenkärjet 14" svg:viewBox="0 0 20 20" svg:d="M0 20l10-20 10 20z"/>
    <draw:marker draw:name="Nuolenkärjet_20_15" draw:display-name="Nuolenkärjet 15" svg:viewBox="0 0 20 20" svg:d="M0 20l10-20 10 20z"/>
    <draw:marker draw:name="Nuolenkärjet_20_16" draw:display-name="Nuolenkärjet 16" svg:viewBox="0 0 20 20" svg:d="M0 20l10-20 10 20z"/>
    <draw:marker draw:name="Nuolenkärjet_20_17" draw:display-name="Nuolenkärjet 17" svg:viewBox="0 0 20 20" svg:d="M0 20l10-20 10 20z"/>
    <draw:marker draw:name="Nuolenkärjet_20_18" draw:display-name="Nuolenkärjet 18" svg:viewBox="0 0 20 20" svg:d="M0 20l10-20 10 20z"/>
    <draw:marker draw:name="Nuolenkärjet_20_24" draw:display-name="Nuolenkärjet 24" svg:viewBox="0 0 20 20" svg:d="M0 20l10-20 10 20z"/>
    <draw:marker draw:name="Nuolenkärjet_20_26" draw:display-name="Nuolenkärjet 26" svg:viewBox="0 0 20 20" svg:d="M0 20l10-20 10 20z"/>
    <draw:marker draw:name="Nuolenkärjet_20_27" draw:display-name="Nuolenkärjet 27" svg:viewBox="0 0 20 20" svg:d="M0 20l10-20 10 20z"/>
    <draw:marker draw:name="Nuolenkärjet_20_28" draw:display-name="Nuolenkärjet 28" svg:viewBox="0 0 20 20" svg:d="M0 20l10-20 10 20z"/>
    <draw:marker draw:name="Nuolenkärjet_20_29" draw:display-name="Nuolenkärjet 29" svg:viewBox="0 0 20 20" svg:d="M0 20l10-20 10 20z"/>
    <draw:marker draw:name="Nuolenkärjet_20_3" draw:display-name="Nuolenkärjet 3" svg:viewBox="0 0 20 20" svg:d="M0 20l10-20 10 20z"/>
    <draw:marker draw:name="Nuolenkärjet_20_30" draw:display-name="Nuolenkärjet 30" svg:viewBox="0 0 20 20" svg:d="M0 20l10-20 10 20z"/>
    <draw:marker draw:name="Nuolenkärjet_20_33" draw:display-name="Nuolenkärjet 33" svg:viewBox="0 0 20 20" svg:d="M0 20l10-20 10 20z"/>
    <draw:marker draw:name="Nuolenkärjet_20_35" draw:display-name="Nuolenkärjet 35" svg:viewBox="0 0 20 20" svg:d="M0 20l10-20 10 20z"/>
    <draw:marker draw:name="Nuolenkärjet_20_39" draw:display-name="Nuolenkärjet 39" svg:viewBox="0 0 20 20" svg:d="M0 20l10-20 10 20z"/>
    <draw:marker draw:name="Nuolenkärjet_20_40" draw:display-name="Nuolenkärjet 40" svg:viewBox="0 0 20 20" svg:d="M0 20l10-20 10 20z"/>
    <draw:marker draw:name="Nuolenkärjet_20_41" draw:display-name="Nuolenkärjet 41" svg:viewBox="0 0 20 20" svg:d="M0 20l10-20 10 20z"/>
    <draw:marker draw:name="Nuolenkärjet_20_44" draw:display-name="Nuolenkärjet 44" svg:viewBox="0 0 20 20" svg:d="M0 20l10-20 10 20z"/>
    <draw:marker draw:name="Nuolenkärjet_20_45" draw:display-name="Nuolenkärjet 45" svg:viewBox="0 0 20 20" svg:d="M0 20l10-20 10 20z"/>
    <draw:marker draw:name="Nuolenkärjet_20_46" draw:display-name="Nuolenkärjet 46" svg:viewBox="0 0 20 20" svg:d="M0 20l10-20 10 20z"/>
    <draw:marker draw:name="Nuolenkärjet_20_48" draw:display-name="Nuolenkärjet 48" svg:viewBox="0 0 20 20" svg:d="M0 20l10-20 10 20z"/>
    <draw:marker draw:name="Nuolenkärjet_20_5" draw:display-name="Nuolenkärjet 5" svg:viewBox="0 0 20 20" svg:d="M0 20l10-20 10 20z"/>
    <draw:marker draw:name="Nuolenkärjet_20_51" draw:display-name="Nuolenkärjet 51" svg:viewBox="0 0 20 20" svg:d="M0 20l10-20 10 20z"/>
    <draw:marker draw:name="Nuolenkärjet_20_52" draw:display-name="Nuolenkärjet 52" svg:viewBox="0 0 20 20" svg:d="M0 20l10-20 10 20z"/>
    <draw:marker draw:name="Nuolenkärjet_20_53" draw:display-name="Nuolenkärjet 53" svg:viewBox="0 0 20 20" svg:d="M0 20l10-20 10 20z"/>
    <draw:marker draw:name="Nuolenkärjet_20_54" draw:display-name="Nuolenkärjet 54" svg:viewBox="0 0 20 20" svg:d="M0 20l10-20 10 20z"/>
    <draw:marker draw:name="Nuolenkärjet_20_55" draw:display-name="Nuolenkärjet 55" svg:viewBox="0 0 20 20" svg:d="M0 20l10-20 10 20z"/>
    <draw:marker draw:name="Nuolenkärjet_20_56" draw:display-name="Nuolenkärjet 56" svg:viewBox="0 0 20 20" svg:d="M0 20l10-20 10 20z"/>
    <draw:marker draw:name="Nuolenkärjet_20_6" draw:display-name="Nuolenkärjet 6" svg:viewBox="0 0 20 20" svg:d="M0 20l10-20 10 20z"/>
    <draw:marker draw:name="Nuolenkärjet_20_60" draw:display-name="Nuolenkärjet 60" svg:viewBox="0 0 20 20" svg:d="M0 20l10-20 10 20z"/>
    <draw:marker draw:name="Nuolenkärjet_20_63" draw:display-name="Nuolenkärjet 63" svg:viewBox="0 0 20 20" svg:d="M0 20l10-20 10 20z"/>
    <draw:marker draw:name="Nuolenkärjet_20_64" draw:display-name="Nuolenkärjet 64" svg:viewBox="0 0 20 20" svg:d="M0 20l10-20 10 20z"/>
    <draw:marker draw:name="Nuolenkärjet_20_66" draw:display-name="Nuolenkärjet 66" svg:viewBox="0 0 20 20" svg:d="M0 20l10-20 10 20z"/>
    <draw:marker draw:name="Nuolenkärjet_20_67" draw:display-name="Nuolenkärjet 67" svg:viewBox="0 0 20 20" svg:d="M0 20l10-20 10 20z"/>
    <draw:marker draw:name="Nuolenkärjet_20_68" draw:display-name="Nuolenkärjet 68" svg:viewBox="0 0 20 20" svg:d="M0 20l10-20 10 20z"/>
    <draw:marker draw:name="Nuolenkärjet_20_69" draw:display-name="Nuolenkärjet 69" svg:viewBox="0 0 20 20" svg:d="M0 20l10-20 10 20z"/>
    <draw:marker draw:name="Nuolenkärjet_20_70" draw:display-name="Nuolenkärjet 70" svg:viewBox="0 0 20 20" svg:d="M0 20l10-20 10 20z"/>
    <draw:marker draw:name="Nuolenkärjet_20_71" draw:display-name="Nuolenkärjet 71" svg:viewBox="0 0 20 20" svg:d="M0 20l10-20 10 20z"/>
    <draw:marker draw:name="Nuolenkärjet_20_72" draw:display-name="Nuolenkärjet 72" svg:viewBox="0 0 20 20" svg:d="M0 20l10-20 10 20z"/>
    <draw:marker draw:name="Nuolenkärjet_20_73" draw:display-name="Nuolenkärjet 73" svg:viewBox="0 0 20 20" svg:d="M0 20l10-20 10 20z"/>
    <draw:marker draw:name="Nuolenkärjet_20_74" draw:display-name="Nuolenkärjet 74" svg:viewBox="0 0 20 20" svg:d="M0 20l10-20 10 20z"/>
    <draw:marker draw:name="Nuolenkärjet_20_75" draw:display-name="Nuolenkärjet 75" svg:viewBox="0 0 20 20" svg:d="M0 20l10-20 10 20z"/>
    <draw:marker draw:name="Nuolenkärjet_20_76" draw:display-name="Nuolenkärjet 76" svg:viewBox="0 0 20 20" svg:d="M0 20l10-20 10 20z"/>
    <draw:marker draw:name="Nuolenkärjet_20_77" draw:display-name="Nuolenkärjet 77" svg:viewBox="0 0 20 20" svg:d="M0 20l10-20 10 20z"/>
    <draw:marker draw:name="Nuolenkärjet_20_78" draw:display-name="Nuolenkärjet 78" svg:viewBox="0 0 20 20" svg:d="M0 20l10-20 10 20z"/>
    <draw:marker draw:name="Nuolenkärjet_20_9" draw:display-name="Nuolenkärjet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34:29.516169813</meta:creation-date>
    <dc:date>2025-11-07T00:29:14.275671897</dc:date>
    <meta:editing-duration>PT4H4M44S</meta:editing-duration>
    <meta:editing-cycles>31</meta:editing-cycles>
    <meta:generator>LibreOffice/7.4.7.2$Linux_X86_64 LibreOffice_project/40$Build-2</meta:generator>
    <meta:document-statistic meta:object-count="106"/>
  </office:meta>
</office:document-meta>
</file>